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3">，按照圆环的弧度放置</text:span></text:p>
      <text:p text:style-name="P12"><text:span text:style-name="T3">3.<text:tab/></text:span>合并webgl_<text:span text:style-name="T2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0T18:17:55.044127283</dc:date>
    <meta:editing-duration>P1DT3H58M2S</meta:editing-duration>
    <meta:editing-cycles>28</meta:editing-cycles>
    <meta:generator>LibreOffice/4.3.3.2$Linux_X86_64 LibreOffice_project/430m0$Build-2</meta:generator>
    <meta:document-statistic meta:table-count="0" meta:image-count="0" meta:object-count="0" meta:page-count="1" meta:paragraph-count="33" meta:word-count="563" meta:character-count="885" meta:non-whitespace-character-count="847"/>
  </office:meta>
</office:document-meta>
</file>